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1" table:number-rows-repeated="6529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11/03/2010</text:date>, <text:time>12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Marc-Andre Lanciault</meta:initial-creator>
    <meta:creation-date>2010-06-21T13:55:45Z</meta:creation-date>
    <dc:date>2010-11-03T12:13:26.80</dc:date>
    <meta:editing-cycles>37</meta:editing-cycles>
    <meta:editing-duration>PT00H52M12S</meta:editing-duration>
    <meta:document-statistic meta:table-count="1" meta:cell-count="915" meta:object-count="0"/>
  </office:meta>
</office:document-meta>
</file>